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2" style:data-style-name="N0">
      <style:table-cell-properties style:vertical-align="automatic" fo:background-color="transparent"/>
    </style:style>
    <style:style style:name="ce3" style:family="table-cell" style:parent-style-name="Normal_32_4_32_2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Normal_32_4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02708333333333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6.61458333333333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7.381875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0.555625cm" style:use-optimal-column-width="true"/>
    </style:style>
    <style:style style:name="co10" style:family="table-column">
      <style:table-column-properties fo:break-before="auto" style:column-width="5.68854166666667cm" style:use-optimal-column-width="true"/>
    </style:style>
    <style:style style:name="co11" style:family="table-column">
      <style:table-column-properties fo:break-before="auto" style:column-width="0.926041666666667cm" style:use-optimal-column-width="true"/>
    </style:style>
    <style:style style:name="co12" style:family="table-column">
      <style:table-column-properties fo:break-before="auto" style:column-width="6.87916666666667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6.45583333333333cm" style:use-optimal-column-width="true"/>
    </style:style>
    <style:style style:name="co16" style:family="table-column">
      <style:table-column-properties fo:break-before="auto" style:column-width="4.28625cm" style:use-optimal-column-width="true"/>
    </style:style>
    <style:style style:name="co17" style:family="table-column">
      <style:table-column-properties fo:break-before="auto" style:column-width="3.30729166666667cm" style:use-optimal-column-width="true"/>
    </style:style>
    <style:style style:name="co18" style:family="table-column">
      <style:table-column-properties fo:break-before="auto" style:column-width="5.74145833333333cm" style:use-optimal-column-width="true"/>
    </style:style>
    <style:style style:name="co19" style:family="table-column">
      <style:table-column-properties fo:break-before="auto" style:column-width="2.619375cm" style:use-optimal-column-width="true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1.95791666666667cm" style:use-optimal-column-width="true"/>
    </style:style>
    <style:style style:name="co22" style:family="table-column">
      <style:table-column-properties fo:break-before="auto" style:column-width="3.28083333333333cm" style:use-optimal-column-width="true"/>
    </style:style>
    <style:style style:name="co23" style:family="table-column">
      <style:table-column-properties fo:break-before="auto" style:column-width="15.6633333333333cm" style:use-optimal-column-width="true"/>
    </style:style>
    <style:style style:name="co24" style:family="table-column">
      <style:table-column-properties fo:break-before="auto" style:column-width="4.41854166666667cm" style:use-optimal-column-width="true"/>
    </style:style>
    <style:style style:name="co25" style:family="table-column">
      <style:table-column-properties fo:break-before="auto" style:column-width="7.99041666666667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>
      <style:map style:condition="of:is-true-formula(AND(COUNTIF([.$B:.$B]; [.B1])&gt;1;NOT(ISBLANK([.B1]))))" style:apply-style-name="cf5" style:base-cell-address="negara.B1"/>
    </style:style>
    <style:style style:name="ce9" style:family="table-cell" style:parent-style-name="Normal_32_4_32_2" style:data-style-name="N0">
      <style:table-cell-properties style:vertical-align="automatic" fo:background-color="transparent"/>
      <style:map style:condition="of:is-true-formula(AND(COUNTIF([.$B:.$B]; [.B1])&gt;1;NOT(ISBLANK([.B1]))))" style:apply-style-name="cf5" style:base-cell-address="negara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area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lpdes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oung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helte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g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ki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ak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enazah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jenis_kelamin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ki-lak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rempua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kawasa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ia dan Afrik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merika dan Pasifi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ropa dan Timur Tengah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ub_kawasan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kawasa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wasan Asia Tenggara dan Afrik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awasan Asia Timur I dan Asia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awasan Asia Timur II dan Asia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merik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ustralia dan Pasifik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rop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mur Tengah 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mur Tengah I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negara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8">
            <text:p>nama</text:p>
          </table:table-cell>
          <table:table-cell office:value-type="string" table:style-name="ce1">
            <text:p>nama_lengkap</text:p>
          </table:table-cell>
          <table:table-cell office:value-type="string" table:style-name="ce1">
            <text:p>id_sub_kawasa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9">
            <text:p>Malaysia</text:p>
          </table:table-cell>
          <table:table-cell office:value-type="string" table:style-name="ce3">
            <text:p>Malay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9">
            <text:p>Singapura</text:p>
          </table:table-cell>
          <table:table-cell office:value-type="string" table:style-name="ce3">
            <text:p>Republik Singapur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9">
            <text:p>Brunei Darussalam</text:p>
          </table:table-cell>
          <table:table-cell office:value-type="string" table:style-name="ce3">
            <text:p>Brunei Darussal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9">
            <text:p>Filipina</text:p>
          </table:table-cell>
          <table:table-cell office:value-type="string" table:style-name="ce3">
            <text:p>Republik Filip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9">
            <text:p>Thailand</text:p>
          </table:table-cell>
          <table:table-cell office:value-type="string" table:style-name="ce3">
            <text:p>Kerajaan Thaila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9">
            <text:p>Timor Leste</text:p>
          </table:table-cell>
          <table:table-cell office:value-type="string" table:style-name="ce3">
            <text:p>Republik Demokratik Timor Les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Vietnam</text:p>
          </table:table-cell>
          <table:table-cell office:value-type="string" table:style-name="ce3">
            <text:p>Republik Sosialis Vietn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9">
            <text:p>Laos</text:p>
          </table:table-cell>
          <table:table-cell office:value-type="string" table:style-name="ce3">
            <text:p>Republik Demokratik Rakyat La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9">
            <text:p>Myanmar</text:p>
          </table:table-cell>
          <table:table-cell office:value-type="string" table:style-name="ce3">
            <text:p>Republik Persatuan Myanm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9">
            <text:p>Kamboja</text:p>
          </table:table-cell>
          <table:table-cell office:value-type="string" table:style-name="ce3">
            <text:p>Kerajaan Kamboj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9">
            <text:p>Afrika Selatan</text:p>
          </table:table-cell>
          <table:table-cell office:value-type="string" table:style-name="ce3">
            <text:p>Republik Afrika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9">
            <text:p>Aljazair</text:p>
          </table:table-cell>
          <table:table-cell office:value-type="string" table:style-name="ce3">
            <text:p>Republik Demokratis Rakyat Aljaza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">
            <text:p>Angola</text:p>
          </table:table-cell>
          <table:table-cell office:value-type="string" table:style-name="ce3">
            <text:p>Republik Ango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9">
            <text:p>Benin</text:p>
          </table:table-cell>
          <table:table-cell office:value-type="string" table:style-name="ce3">
            <text:p>Republik Beni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9">
            <text:p>Botswana</text:p>
          </table:table-cell>
          <table:table-cell office:value-type="string" table:style-name="ce3">
            <text:p>Republik Botsw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9">
            <text:p>Burkina Faso</text:p>
          </table:table-cell>
          <table:table-cell office:value-type="string" table:style-name="ce3">
            <text:p>Burkina Fas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9">
            <text:p>Burundi</text:p>
          </table:table-cell>
          <table:table-cell office:value-type="string" table:style-name="ce3">
            <text:p>Republik Burund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9">
            <text:p>Chad</text:p>
          </table:table-cell>
          <table:table-cell office:value-type="string" table:style-name="ce3">
            <text:p>Republik Cha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9">
            <text:p>Eritrea</text:p>
          </table:table-cell>
          <table:table-cell office:value-type="string" table:style-name="ce3">
            <text:p>Eritr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9">
            <text:p>Eswantini</text:p>
          </table:table-cell>
          <table:table-cell office:value-type="string" table:style-name="ce3">
            <text:p>Kerajaan Eswantin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9">
            <text:p>Etiopia</text:p>
          </table:table-cell>
          <table:table-cell office:value-type="string" table:style-name="ce3">
            <text:p>Republik Demokratis Federal Etiop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9">
            <text:p>Gabon</text:p>
          </table:table-cell>
          <table:table-cell office:value-type="string" table:style-name="ce3">
            <text:p>Republik Gabo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9">
            <text:p>Gambia</text:p>
          </table:table-cell>
          <table:table-cell office:value-type="string" table:style-name="ce3">
            <text:p>Republik G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9">
            <text:p>Ghana</text:p>
          </table:table-cell>
          <table:table-cell office:value-type="string" table:style-name="ce3">
            <text:p>Republik Gh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9">
            <text:p>Guinea</text:p>
          </table:table-cell>
          <table:table-cell office:value-type="string" table:style-name="ce3">
            <text:p>Republik Guin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9">
            <text:p>Guinea - Bissau</text:p>
          </table:table-cell>
          <table:table-cell office:value-type="string" table:style-name="ce3">
            <text:p>Republik Guinea - Bissau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9">
            <text:p>Guinea Katulistiwa</text:p>
          </table:table-cell>
          <table:table-cell office:value-type="string" table:style-name="ce3">
            <text:p>Republik Guinea Katulistiw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9">
            <text:p>Jibouti</text:p>
          </table:table-cell>
          <table:table-cell office:value-type="string" table:style-name="ce3">
            <text:p>Republik Jibout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9">
            <text:p>Kamerun</text:p>
          </table:table-cell>
          <table:table-cell office:value-type="string" table:style-name="ce3">
            <text:p>Republik Kameru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9">
            <text:p>kenya</text:p>
          </table:table-cell>
          <table:table-cell office:value-type="string" table:style-name="ce3">
            <text:p>Republik keny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9">
            <text:p>Lesotho</text:p>
          </table:table-cell>
          <table:table-cell office:value-type="string" table:style-name="ce3">
            <text:p>Kerajaan Lesoth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9">
            <text:p>Liberia</text:p>
          </table:table-cell>
          <table:table-cell office:value-type="string" table:style-name="ce3">
            <text:p>Republik Lib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9">
            <text:p>Libia</text:p>
          </table:table-cell>
          <table:table-cell office:value-type="string" table:style-name="ce3">
            <text:p>L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9">
            <text:p>Madagaskar</text:p>
          </table:table-cell>
          <table:table-cell office:value-type="string" table:style-name="ce3">
            <text:p>Republik Madagask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9">
            <text:p>Malawi</text:p>
          </table:table-cell>
          <table:table-cell office:value-type="string" table:style-name="ce3">
            <text:p>Republik Malaw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9">
            <text:p>Mali</text:p>
          </table:table-cell>
          <table:table-cell office:value-type="string" table:style-name="ce3">
            <text:p>Republik Mal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9">
            <text:p>Maroko</text:p>
          </table:table-cell>
          <table:table-cell office:value-type="string" table:style-name="ce3">
            <text:p>Kerajaan Marok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Mauritania</text:p>
          </table:table-cell>
          <table:table-cell office:value-type="string" table:style-name="ce3">
            <text:p>Republik Islam Maurit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Mauritius</text:p>
          </table:table-cell>
          <table:table-cell office:value-type="string" table:style-name="ce3">
            <text:p>Republik Mauritiu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9">
            <text:p>Mozambik</text:p>
          </table:table-cell>
          <table:table-cell office:value-type="string" table:style-name="ce3">
            <text:p>Republik Mozambik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9">
            <text:p>Namibia</text:p>
          </table:table-cell>
          <table:table-cell office:value-type="string" table:style-name="ce3">
            <text:p>Republik Nam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9">
            <text:p>Niger</text:p>
          </table:table-cell>
          <table:table-cell office:value-type="string" table:style-name="ce3">
            <text:p>Republik Nige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9">
            <text:p>Nigeria</text:p>
          </table:table-cell>
          <table:table-cell office:value-type="string" table:style-name="ce3">
            <text:p>Republik Federasi Nig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9">
            <text:p>Pantai Gading</text:p>
          </table:table-cell>
          <table:table-cell office:value-type="string" table:style-name="ce3">
            <text:p>Republik Pantai Gading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9">
            <text:p>Afrika Tengah</text:p>
          </table:table-cell>
          <table:table-cell office:value-type="string" table:style-name="ce3">
            <text:p>Republik Afrika Tenga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Demokratis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9">
            <text:p>Rwanda</text:p>
          </table:table-cell>
          <table:table-cell office:value-type="string" table:style-name="ce3">
            <text:p>Republik Rw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9">
            <text:p>Sao Tome dan Principe</text:p>
          </table:table-cell>
          <table:table-cell office:value-type="string" table:style-name="ce3">
            <text:p>Republik Demokratik Sao Tome dan Princip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Senegal</text:p>
          </table:table-cell>
          <table:table-cell office:value-type="string" table:style-name="ce3">
            <text:p>Republik Senega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9">
            <text:p>Seychelles</text:p>
          </table:table-cell>
          <table:table-cell office:value-type="string" table:style-name="ce3">
            <text:p>Republik Seychelle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9">
            <text:p>Sierra Leone</text:p>
          </table:table-cell>
          <table:table-cell office:value-type="string" table:style-name="ce3">
            <text:p>Republik Sierra Leon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9">
            <text:p>Somalia</text:p>
          </table:table-cell>
          <table:table-cell office:value-type="string" table:style-name="ce3">
            <text:p>Republik Som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9">
            <text:p>Sudan</text:p>
          </table:table-cell>
          <table:table-cell office:value-type="string" table:style-name="ce3">
            <text:p>Republik Sud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9">
            <text:p>Sudan Selatan</text:p>
          </table:table-cell>
          <table:table-cell office:value-type="string" table:style-name="ce3">
            <text:p>Republik Sudan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9">
            <text:p>Tanjung Verde</text:p>
          </table:table-cell>
          <table:table-cell office:value-type="string" table:style-name="ce3">
            <text:p>Republik Tanjung Verd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9">
            <text:p>Tanzania</text:p>
          </table:table-cell>
          <table:table-cell office:value-type="string" table:style-name="ce3">
            <text:p>Republik Kesatuan Tanz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9">
            <text:p>Togo</text:p>
          </table:table-cell>
          <table:table-cell office:value-type="string" table:style-name="ce3">
            <text:p>Republik To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9">
            <text:p>Tunisia</text:p>
          </table:table-cell>
          <table:table-cell office:value-type="string" table:style-name="ce3">
            <text:p>Republik Tuni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9">
            <text:p>Uganda</text:p>
          </table:table-cell>
          <table:table-cell office:value-type="string" table:style-name="ce3">
            <text:p>Republik Ug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9">
            <text:p>Zambia</text:p>
          </table:table-cell>
          <table:table-cell office:value-type="string" table:style-name="ce3">
            <text:p>Republik Z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9">
            <text:p>Zimbabwe</text:p>
          </table:table-cell>
          <table:table-cell office:value-type="string" table:style-name="ce3">
            <text:p>Republik Zimbabw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9">
            <text:p>Jepang</text:p>
          </table:table-cell>
          <table:table-cell office:value-type="string" table:style-name="ce3">
            <text:p>Jepang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9">
            <text:p>Taiwan</text:p>
          </table:table-cell>
          <table:table-cell office:value-type="string" table:style-name="ce3">
            <text:p>Taiw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9">
            <text:p>Mongolia</text:p>
          </table:table-cell>
          <table:table-cell office:value-type="string" table:style-name="ce3">
            <text:p>Mongoli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9">
            <text:p>Tiongkok</text:p>
          </table:table-cell>
          <table:table-cell office:value-type="string" table:style-name="ce3">
            <text:p>Republik Rakyat Tiongkok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Kazakh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9">
            <text:p>Kirgiztan</text:p>
          </table:table-cell>
          <table:table-cell office:value-type="string" table:style-name="ce3">
            <text:p>Republik Kirgiz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9">
            <text:p>Tajikistan</text:p>
          </table:table-cell>
          <table:table-cell office:value-type="string" table:style-name="ce3">
            <text:p>Republik Taji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9">
            <text:p>Turkmenistan</text:p>
          </table:table-cell>
          <table:table-cell office:value-type="string" table:style-name="ce3">
            <text:p>Turkmen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9">
            <text:p>Uzbeskistan</text:p>
          </table:table-cell>
          <table:table-cell office:value-type="string" table:style-name="ce3">
            <text:p>Republik Uzbes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9">
            <text:p>Korea (Korea Selatan)</text:p>
          </table:table-cell>
          <table:table-cell office:value-type="string" table:style-name="ce3">
            <text:p>Republik Korea (Korea Selatan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9">
            <text:p>Hongkong</text:p>
          </table:table-cell>
          <table:table-cell office:value-type="string" table:style-name="ce3">
            <text:p>Hongkong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9">
            <text:p>Makau</text:p>
          </table:table-cell>
          <table:table-cell office:value-type="string" table:style-name="ce3">
            <text:p>Makau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9">
            <text:p>Korea (Korea Utara)</text:p>
          </table:table-cell>
          <table:table-cell office:value-type="string" table:style-name="ce3">
            <text:p>Republik Rakyat Demokratik Korea (Korea Utara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9">
            <text:p>India</text:p>
          </table:table-cell>
          <table:table-cell office:value-type="string" table:style-name="ce3">
            <text:p>Republik Indi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9">
            <text:p>Maladewa</text:p>
          </table:table-cell>
          <table:table-cell office:value-type="string" table:style-name="ce3">
            <text:p>Republik Maladew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9">
            <text:p>Srilanka</text:p>
          </table:table-cell>
          <table:table-cell office:value-type="string" table:style-name="ce3">
            <text:p>Republik Sosialis Demokratik Srilank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9">
            <text:p>Pakistan</text:p>
          </table:table-cell>
          <table:table-cell office:value-type="string" table:style-name="ce3">
            <text:p>Republik Islam Pak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9">
            <text:p>Afganistan</text:p>
          </table:table-cell>
          <table:table-cell office:value-type="string" table:style-name="ce3">
            <text:p>Republik Islam Afgan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9">
            <text:p>Bangladesh</text:p>
          </table:table-cell>
          <table:table-cell office:value-type="string" table:style-name="ce3">
            <text:p>Republik Rakyat Bangladesh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9">
            <text:p>Bhutan</text:p>
          </table:table-cell>
          <table:table-cell office:value-type="string" table:style-name="ce3">
            <text:p>Bhu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9">
            <text:p>Nepal</text:p>
          </table:table-cell>
          <table:table-cell office:value-type="string" table:style-name="ce3">
            <text:p>Republik Demokratik Nepal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9">
            <text:p>Amerika Serikat</text:p>
          </table:table-cell>
          <table:table-cell office:value-type="string" table:style-name="ce3">
            <text:p>Amerika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9">
            <text:p>Antigua dan Barbuda</text:p>
          </table:table-cell>
          <table:table-cell office:value-type="string" table:style-name="ce3">
            <text:p>Antigua dan Barbu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9">
            <text:p>Bahamas</text:p>
          </table:table-cell>
          <table:table-cell office:value-type="string" table:style-name="ce3">
            <text:p>Persemakmuran Baham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9">
            <text:p>Barbados</text:p>
          </table:table-cell>
          <table:table-cell office:value-type="string" table:style-name="ce3">
            <text:p>Barbad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9">
            <text:p>Belize</text:p>
          </table:table-cell>
          <table:table-cell office:value-type="string" table:style-name="ce3">
            <text:p>Beliz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Persemakmuran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Republik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9">
            <text:p>El Salvador</text:p>
          </table:table-cell>
          <table:table-cell office:value-type="string" table:style-name="ce3">
            <text:p>Republik El Salv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9">
            <text:p>Grenada</text:p>
          </table:table-cell>
          <table:table-cell office:value-type="string" table:style-name="ce3">
            <text:p>Gre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9">
            <text:p>Guatemala</text:p>
          </table:table-cell>
          <table:table-cell office:value-type="string" table:style-name="ce3">
            <text:p>Republik Guatema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9">
            <text:p>Haiti</text:p>
          </table:table-cell>
          <table:table-cell office:value-type="string" table:style-name="ce3">
            <text:p>Republik Hait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9">
            <text:p>Honduras</text:p>
          </table:table-cell>
          <table:table-cell office:value-type="string" table:style-name="ce3">
            <text:p>Republik Hondur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9">
            <text:p>Jamaika</text:p>
          </table:table-cell>
          <table:table-cell office:value-type="string" table:style-name="ce3">
            <text:p>Jama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9">
            <text:p>Kanada</text:p>
          </table:table-cell>
          <table:table-cell office:value-type="string" table:style-name="ce3">
            <text:p>Ka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9">
            <text:p>Kosta Rika</text:p>
          </table:table-cell>
          <table:table-cell office:value-type="string" table:style-name="ce3">
            <text:p>Republik Kosta R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9">
            <text:p>Kuba</text:p>
          </table:table-cell>
          <table:table-cell office:value-type="string" table:style-name="ce3">
            <text:p>Republik Kub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9">
            <text:p>Meksiko Serikat</text:p>
          </table:table-cell>
          <table:table-cell office:value-type="string" table:style-name="ce3">
            <text:p>Meksiko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9">
            <text:p>Nikaragua</text:p>
          </table:table-cell>
          <table:table-cell office:value-type="string" table:style-name="ce3">
            <text:p>Republik Nikaragu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9">
            <text:p>Saint Lucia</text:p>
          </table:table-cell>
          <table:table-cell office:value-type="string" table:style-name="ce3">
            <text:p>Saint Luc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9">
            <text:p>Saint Vincent dan Grenadines</text:p>
          </table:table-cell>
          <table:table-cell office:value-type="string" table:style-name="ce3">
            <text:p>Saint Vincent dan Grenadine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9">
            <text:p>Trinidad dan Tobago</text:p>
          </table:table-cell>
          <table:table-cell office:value-type="string" table:style-name="ce3">
            <text:p>Republik Trinidad dan Tobago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9">
            <text:p>Argentina</text:p>
          </table:table-cell>
          <table:table-cell office:value-type="string" table:style-name="ce3">
            <text:p>Republik Argenti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9">
            <text:p>Bolivia</text:p>
          </table:table-cell>
          <table:table-cell office:value-type="string" table:style-name="ce3">
            <text:p>Republik Boliv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9">
            <text:p>Brasil</text:p>
          </table:table-cell>
          <table:table-cell office:value-type="string" table:style-name="ce3">
            <text:p>Republik Federasi Brasil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9">
            <text:p>Chili</text:p>
          </table:table-cell>
          <table:table-cell office:value-type="string" table:style-name="ce3">
            <text:p>Republik Chil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9">
            <text:p>Ekuador</text:p>
          </table:table-cell>
          <table:table-cell office:value-type="string" table:style-name="ce3">
            <text:p>Republik Eku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9">
            <text:p>Britania Rayaa</text:p>
          </table:table-cell>
          <table:table-cell office:value-type="string" table:style-name="ce3">
            <text:p>Teritori Britania Ray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9">
            <text:p>Guyana</text:p>
          </table:table-cell>
          <table:table-cell office:value-type="string" table:style-name="ce3">
            <text:p>Republik Koperasif Guya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9">
            <text:p>Guyana Prancis</text:p>
          </table:table-cell>
          <table:table-cell office:value-type="string" table:style-name="ce3">
            <text:p>Republik Guyana Pranci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9">
            <text:p>Kolombia</text:p>
          </table:table-cell>
          <table:table-cell office:value-type="string" table:style-name="ce3">
            <text:p>Republik Kolomb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9">
            <text:p>Paraguay</text:p>
          </table:table-cell>
          <table:table-cell office:value-type="string" table:style-name="ce3">
            <text:p>Republik Para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9">
            <text:p>Peru</text:p>
          </table:table-cell>
          <table:table-cell office:value-type="string" table:style-name="ce3">
            <text:p>Republik Peru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9">
            <text:p>Suriname</text:p>
          </table:table-cell>
          <table:table-cell office:value-type="string" table:style-name="ce3">
            <text:p>Republik Surina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9">
            <text:p>Uruguay</text:p>
          </table:table-cell>
          <table:table-cell office:value-type="string" table:style-name="ce3">
            <text:p>Republik Uru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9">
            <text:p>Bolivaria Venezuela</text:p>
          </table:table-cell>
          <table:table-cell office:value-type="string" table:style-name="ce3">
            <text:p>Republik Bolivaria Venezue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9">
            <text:p>Negara Australia</text:p>
          </table:table-cell>
          <table:table-cell office:value-type="string" table:style-name="ce3">
            <text:p>Negara Persemakmuran Austral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9">
            <text:p>Fiji</text:p>
          </table:table-cell>
          <table:table-cell office:value-type="string" table:style-name="ce3">
            <text:p>Republik Kepulauan Fij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9">
            <text:p>Kiribati</text:p>
          </table:table-cell>
          <table:table-cell office:value-type="string" table:style-name="ce3">
            <text:p>Republik Kiribat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9">
            <text:p>Marshall</text:p>
          </table:table-cell>
          <table:table-cell office:value-type="string" table:style-name="ce3">
            <text:p>Republik Kepulauan Marshall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9">
            <text:p>Mikronesia</text:p>
          </table:table-cell>
          <table:table-cell office:value-type="string" table:style-name="ce3">
            <text:p>Federasi Mikrones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9">
            <text:p>Nauru</text:p>
          </table:table-cell>
          <table:table-cell office:value-type="string" table:style-name="ce3">
            <text:p>Republik Nau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9">
            <text:p>Selandia Baru</text:p>
          </table:table-cell>
          <table:table-cell office:value-type="string" table:style-name="ce3">
            <text:p>Selandi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9">
            <text:p>Palau</text:p>
          </table:table-cell>
          <table:table-cell office:value-type="string" table:style-name="ce3">
            <text:p>Republik Pala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9">
            <text:p>Papua Guinea Baru</text:p>
          </table:table-cell>
          <table:table-cell office:value-type="string" table:style-name="ce3">
            <text:p>Negara Bebas Papua Guine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9">
            <text:p>Samoa</text:p>
          </table:table-cell>
          <table:table-cell office:value-type="string" table:style-name="ce3">
            <text:p>Negara Bebas Samo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9">
            <text:p>Solomon</text:p>
          </table:table-cell>
          <table:table-cell office:value-type="string" table:style-name="ce3">
            <text:p>Kepulauan Solomon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9">
            <text:p>Tonga</text:p>
          </table:table-cell>
          <table:table-cell office:value-type="string" table:style-name="ce3">
            <text:p>Kerajaan Tong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9">
            <text:p>Tuvalu</text:p>
          </table:table-cell>
          <table:table-cell office:value-type="string" table:style-name="ce3">
            <text:p>Tuval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9">
            <text:p>Vanuatu</text:p>
          </table:table-cell>
          <table:table-cell office:value-type="string" table:style-name="ce3">
            <text:p>Republik Vanuat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9">
            <text:p>Albania</text:p>
          </table:table-cell>
          <table:table-cell office:value-type="string" table:style-name="ce3">
            <text:p>Republik Alb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9">
            <text:p>Andorra</text:p>
          </table:table-cell>
          <table:table-cell office:value-type="string" table:style-name="ce3">
            <text:p>Andor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9">
            <text:p>Austria</text:p>
          </table:table-cell>
          <table:table-cell office:value-type="string" table:style-name="ce3">
            <text:p>Republik Aust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9">
            <text:p>Belarus</text:p>
          </table:table-cell>
          <table:table-cell office:value-type="string" table:style-name="ce3">
            <text:p>Republik Bela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9">
            <text:p>Belgia</text:p>
          </table:table-cell>
          <table:table-cell office:value-type="string" table:style-name="ce3">
            <text:p>Kerajaan Bel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9">
            <text:p>Bosnia dan Herzegovina</text:p>
          </table:table-cell>
          <table:table-cell office:value-type="string" table:style-name="ce3">
            <text:p>Bosnia dan Herzegov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9">
            <text:p>Bulgaria</text:p>
          </table:table-cell>
          <table:table-cell office:value-type="string" table:style-name="ce3">
            <text:p>Republik Bul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9">
            <text:p>Kroasia</text:p>
          </table:table-cell>
          <table:table-cell office:value-type="string" table:style-name="ce3">
            <text:p>Republik Kroa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9">
            <text:p>Ceko</text:p>
          </table:table-cell>
          <table:table-cell office:value-type="string" table:style-name="ce3">
            <text:p>Republik Ce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9">
            <text:p>Denmark</text:p>
          </table:table-cell>
          <table:table-cell office:value-type="string" table:style-name="ce3">
            <text:p>Kerajaan Denmark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9">
            <text:p>Estonia</text:p>
          </table:table-cell>
          <table:table-cell office:value-type="string" table:style-name="ce3">
            <text:p>Republik Esto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9">
            <text:p>Finlandia</text:p>
          </table:table-cell>
          <table:table-cell office:value-type="string" table:style-name="ce3">
            <text:p>Republik Fin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9">
            <text:p>Prancis</text:p>
          </table:table-cell>
          <table:table-cell office:value-type="string" table:style-name="ce3">
            <text:p>Republik Pranci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Republik Geor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9">
            <text:p>Jerman</text:p>
          </table:table-cell>
          <table:table-cell office:value-type="string" table:style-name="ce3">
            <text:p>Republik Federal Jerm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9">
            <text:p>Hellenik (Yunani)</text:p>
          </table:table-cell>
          <table:table-cell office:value-type="string" table:style-name="ce3">
            <text:p>Republik Hellenik (Yunani)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9">
            <text:p>Hongaria</text:p>
          </table:table-cell>
          <table:table-cell office:value-type="string" table:style-name="ce3">
            <text:p>Republik Hon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9">
            <text:p>Islandia</text:p>
          </table:table-cell>
          <table:table-cell office:value-type="string" table:style-name="ce3">
            <text:p>Republik Is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9">
            <text:p>Irlandia</text:p>
          </table:table-cell>
          <table:table-cell office:value-type="string" table:style-name="ce3">
            <text:p>Republik Ir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9">
            <text:p>Italia</text:p>
          </table:table-cell>
          <table:table-cell office:value-type="string" table:style-name="ce3">
            <text:p>Republik Ital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Republik Kazakhst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9">
            <text:p>Latvia</text:p>
          </table:table-cell>
          <table:table-cell office:value-type="string" table:style-name="ce3">
            <text:p>Republik Latv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9">
            <text:p>Liechtenstein</text:p>
          </table:table-cell>
          <table:table-cell office:value-type="string" table:style-name="ce3">
            <text:p>Liechtenstei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9">
            <text:p>Lituania</text:p>
          </table:table-cell>
          <table:table-cell office:value-type="string" table:style-name="ce3">
            <text:p>Republik Litu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9">
            <text:p>Luksemburg</text:p>
          </table:table-cell>
          <table:table-cell office:value-type="string" table:style-name="ce3">
            <text:p>Luksemburg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9">
            <text:p>Makedonia Utara</text:p>
          </table:table-cell>
          <table:table-cell office:value-type="string" table:style-name="ce3">
            <text:p>Republik Makedonia Uta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9">
            <text:p>Malta</text:p>
          </table:table-cell>
          <table:table-cell office:value-type="string" table:style-name="ce3">
            <text:p>Republik Malt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9">
            <text:p>Moldova</text:p>
          </table:table-cell>
          <table:table-cell office:value-type="string" table:style-name="ce3">
            <text:p>Republik Moldov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9">
            <text:p>Monako</text:p>
          </table:table-cell>
          <table:table-cell office:value-type="string" table:style-name="ce3">
            <text:p>Mona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9">
            <text:p>Montenregro</text:p>
          </table:table-cell>
          <table:table-cell office:value-type="string" table:style-name="ce3">
            <text:p>Republik Montenregr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9">
            <text:p>Norwegia</text:p>
          </table:table-cell>
          <table:table-cell office:value-type="string" table:style-name="ce3">
            <text:p>Kerajaan Norwe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9">
            <text:p>Polandia</text:p>
          </table:table-cell>
          <table:table-cell office:value-type="string" table:style-name="ce3">
            <text:p>Republik Po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9">
            <text:p>Portugal</text:p>
          </table:table-cell>
          <table:table-cell office:value-type="string" table:style-name="ce3">
            <text:p>Republik Portuga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9">
            <text:p>Rumania</text:p>
          </table:table-cell>
          <table:table-cell office:value-type="string" table:style-name="ce3">
            <text:p>Rum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9">
            <text:p>Rusia</text:p>
          </table:table-cell>
          <table:table-cell office:value-type="string" table:style-name="ce3">
            <text:p>Federasi Ru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9">
            <text:p>San Marino</text:p>
          </table:table-cell>
          <table:table-cell office:value-type="string" table:style-name="ce3">
            <text:p>Republik San Marin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9">
            <text:p>Serbia</text:p>
          </table:table-cell>
          <table:table-cell office:value-type="string" table:style-name="ce3">
            <text:p>Republik Serb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9">
            <text:p>Slowakia</text:p>
          </table:table-cell>
          <table:table-cell office:value-type="string" table:style-name="ce3">
            <text:p>Republik Slowak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9">
            <text:p>Slovenia</text:p>
          </table:table-cell>
          <table:table-cell office:value-type="string" table:style-name="ce3">
            <text:p>Republik Slov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9">
            <text:p>Spanyol</text:p>
          </table:table-cell>
          <table:table-cell office:value-type="string" table:style-name="ce3">
            <text:p>Kerajaan Spanyo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9">
            <text:p>Swedia</text:p>
          </table:table-cell>
          <table:table-cell office:value-type="string" table:style-name="ce3">
            <text:p>Kerajaan Swe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9">
            <text:p>KonSwiss</text:p>
          </table:table-cell>
          <table:table-cell office:value-type="string" table:style-name="ce3">
            <text:p>Konfederasi Swis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9">
            <text:p>Ukraina</text:p>
          </table:table-cell>
          <table:table-cell office:value-type="string" table:style-name="ce3">
            <text:p>Ukra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9">
            <text:p>Britania Raya</text:p>
          </table:table-cell>
          <table:table-cell office:value-type="string" table:style-name="ce3">
            <text:p>Britania Ray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9">
            <text:p>Vatika</text:p>
          </table:table-cell>
          <table:table-cell office:value-type="string" table:style-name="ce3">
            <text:p>Vatik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9">
            <text:p>Aland</text:p>
          </table:table-cell>
          <table:table-cell office:value-type="string" table:style-name="ce3">
            <text:p>Al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9">
            <text:p>Svalbard</text:p>
          </table:table-cell>
          <table:table-cell office:value-type="string" table:style-name="ce3">
            <text:p>Svalbar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9">
            <text:p>Arab Saudi</text:p>
          </table:table-cell>
          <table:table-cell office:value-type="string" table:style-name="ce3">
            <text:p>Kerajaan Arab Saudi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9">
            <text:p>Yaman</text:p>
          </table:table-cell>
          <table:table-cell office:value-type="string" table:style-name="ce3">
            <text:p>Republik Yam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9">
            <text:p>Irak</text:p>
          </table:table-cell>
          <table:table-cell office:value-type="string" table:style-name="ce3">
            <text:p>Republik Irak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9">
            <text:p>Lebanon</text:p>
          </table:table-cell>
          <table:table-cell office:value-type="string" table:style-name="ce3">
            <text:p>Republik Lebano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9">
            <text:p>Iran</text:p>
          </table:table-cell>
          <table:table-cell office:value-type="string" table:style-name="ce3">
            <text:p>Republik Islam Ir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9">
            <text:p>Bahrain</text:p>
          </table:table-cell>
          <table:table-cell office:value-type="string" table:style-name="ce3">
            <text:p>Kerajaan Bahrai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9">
            <text:p>Kuwait<text:s/></text:p>
          </table:table-cell>
          <table:table-cell office:value-type="string" table:style-name="ce3">
            <text:p>Kuwait<text:s/>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9">
            <text:p>Palestina</text:p>
          </table:table-cell>
          <table:table-cell office:value-type="string" table:style-name="ce3">
            <text:p>Palestin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9">
            <text:p>Oman</text:p>
          </table:table-cell>
          <table:table-cell office:value-type="string" table:style-name="ce3">
            <text:p>Kesultanan Om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9">
            <text:p>Qatar</text:p>
          </table:table-cell>
          <table:table-cell office:value-type="string" table:style-name="ce3">
            <text:p>Qatar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9">
            <text:p>Uni Emirat Arab</text:p>
          </table:table-cell>
          <table:table-cell office:value-type="string" table:style-name="ce3">
            <text:p>Uni Emirat Arab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Georg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9">
            <text:p>Yordania Hasyimia</text:p>
          </table:table-cell>
          <table:table-cell office:value-type="string" table:style-name="ce3">
            <text:p>Kerajaan Yordania Hasyim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9">
            <text:p>Arab Suriah</text:p>
          </table:table-cell>
          <table:table-cell office:value-type="string" table:style-name="ce3">
            <text:p>Republik Arab Suriah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368" table:style-name="ro1">
          <table:table-cell/>
          <table:table-cell table:style-name="ce8"/>
          <table:table-cell table:number-columns-repeated="16382"/>
        </table:table-row>
      </table:table>
      <table:table table:name="provinsi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DAERAH ISTIMEWA YOGY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ab_kota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KAB. ACEH SELATA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KAB. ACEH TENGG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KAB. ACEH TIMU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KAB. ACEH TENG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KAB. ACEH BARAT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KAB. ACEH BESA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KAB. PIDI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KAB. ACEH UT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KAB. SIMEULU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KAB. ACEH SINGKIL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KAB. BIREUE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KAB. ACEH BARAT D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KAB. GAYO LUES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KAB. ACEH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KAB. NAGAN R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KAB. ACEH TAMI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KAB. BENER MERI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KAB. PIDIE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KOTA BANDA ACE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KOTA SAB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KOTA LHOKSEUMAW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KOTA LANGS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KOTA SUBULUSSALAM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KAB. TAPANULI TENGAH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KAB. TAPANULI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KAB. TAPANULI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KAB. NI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KAB. LANGK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KAB. KARO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KAB. DELI SERDANG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KAB. SIMALUNGU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KAB. ASAH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KAB. LABUHANBATU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KAB. DAIR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KAB. TOB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KAB. MANDAILING NATAL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KAB. NIAS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KAB. PAKPAK BH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KAB. HUMBANG HASUNDU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KAB. SAMOSI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KAB. SERDANG BEDAG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KAB. BATU B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KAB. PADANG LAW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KAB. PADANG LAW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KAB. LABUHANBATU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KAB. LABUHANBATU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KAB. NI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KAB. NIAS B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KOTA MED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KOTA PEMATANGSIANTA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KOTA SIBOLG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KOTA TANJUNG BAL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KOTA BINJ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KOTA TEBING TINGG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KOTA PADANGSIDIMPU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KOTA GUNUNGSITOL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KAB. PESISIR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KAB.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KAB. SIJUNJU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KAB. TANAH DATAR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KAB. PADANG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KAB. AGAM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KAB. LIMA PULUH KOT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KAB. PAS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KAB. KEPULAUAN MENTAWA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KAB. DHARMASRAY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KAB. SOLOK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KAB. PASAMAN BARAT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KOTA PAD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KOTA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KOTA SAWAHLUNTO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KOTA PADANG PANJ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KOTA BUKITTINGG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KOTA PAYAKUMBUH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KOTA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KAB. KAMPA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KAB. INDRAGIRI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KAB. BENGKALIS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KAB. INDRAGIRI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KAB. PELALAWAN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KAB. ROKAN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KAB. ROKAN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KAB. SIAK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KAB. KUANTAN SINGING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KAB. KEPULAUAN MERANT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KOTA PEKANBAR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KOTA DUMA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KAB. KERINC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KAB. MERANGI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KAB. SAROLANGU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KAB. BATANGHAR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KAB. MUARO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KAB. TANJUNG JABUNG BARAT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KAB. TANJUNG JABUNG TIMUR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KAB. BUNG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KAB. TEB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KOTA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KOTA SUNGAI PENUH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KAB. OGAN KOMERING UL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KAB. OGAN KOMERI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KAB. MUARA ENI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KAB. LAHAT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KAB. MUSI RAWAS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KAB. MUSI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KAB.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KAB. OGAN KOMERING ULU TIMU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KAB. OGAN KOMERING ULU SELATA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KAB. OGAN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KAB. EMPAT LAW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KAB. PENUKAL ABAB LEMATA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KAB. MUSI RAWAS UTARA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KOTA PALEMB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KOTA PAGAR ALA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KOTA LUBUK LINGGA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KOTA PRABUMULIH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KAB. BENGKULU SELATAN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KAB. REJANG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KAB. BENGKULU UTAR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KAB. KAUR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KAB. SELUM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KAB. MUKO MUKO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KAB.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KAB. KEPAHIA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KAB. BENGKULU TENGAH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KOTA BENGKULU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KAB. LAMPUNG SELAT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KAB. LAMPUNG TENGAH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KAB. LAMPUNG UTARA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KAB. LAMPU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KAB. TULANG BAWA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KAB. TANGGAMUS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KAB. LAMPUNG TIMUR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KAB. WAY KAN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KAB. PESAWAR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KAB. PRINGSEWU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KAB. MESUJI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KAB. TULANG BAWA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KAB. PESISIR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KOTA BANDAR LAMPU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KOTA METRO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KAB. BANGKA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KAB. BELITU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KAB. BANGKA SELATAN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KAB. BANGKA TENGAH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KAB. BANGKA BARAT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KAB. BELITUNG TIMUR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KOTA PANGKAL PINA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KAB. BINTA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KAB. KARIMU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KAB. NATUN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KAB. LINGG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KAB. KEPULAUAN ANAMBAS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KOTA BATAM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KOTA TANJUNG PINANG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KAB. ADM. KEP. SERIBU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KOTA ADM. JAKARTA PUS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KOTA ADM. JAKARTA UTARA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KOTA ADM. JAKARTA BAR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KOTA ADM. JAKARTA SELATAN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KOTA ADM. JAKARTA TIMUR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KAB.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KAB.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KAB. CIANJU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KAB.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KAB. GARU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KAB.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KAB. CIAMIS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KAB. KUNING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KAB.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KAB. MAJALENGK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KAB. SUMED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KAB. INDRAMAYU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KAB. SUB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KAB. PURWAKART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KAB. KARAW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KAB.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KAB. BANDUNG BARA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KAB. PANGANDAR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KOTA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KOTA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KOTA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KOTA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KOTA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KOTA DEPOK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KOTA CIMAH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KOTA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KOTA BANJA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KAB. CILACAP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KAB. BANYUMA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KAB. PURBALING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KAB. BANJARNEG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KAB. KEBUM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KAB. PURWORE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KAB. WONOSOB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KAB.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KAB. BOYOLAL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KAB. KLAT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KAB. SUKOHAR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KAB. WONOGIR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KAB. KARANGANYAR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KAB. SRAG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KAB. GROBO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KAB. BLO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KAB. REMB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KAB. PAT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KAB. KUDU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KAB. JEP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KAB. DEMAK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KAB.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KAB. TEMANGGU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KAB. KEND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KAB. BAT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KAB.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KAB. PEMA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KAB.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KAB. BREBE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KOTA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KOTA SURAKART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KOTA SALATI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KOTA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KOTA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KOTA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KAB. KULON PROGO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KAB. BANT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KAB. GUNUNGKID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KAB. SLEMAN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KOTA YOGYAKARTA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KAB. PACI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KAB. PONORO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KAB. TRENGGALE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KAB. TULUNGAGU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KAB.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KAB.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KAB.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KAB. LUMAJ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KAB. JEMBE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KAB. BANYUWANG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KAB. BONDOWOS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KAB. SITUBOND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KAB.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KAB.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KAB. SIDOARJ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KAB.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KAB. JOMB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KAB. NGANJU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KAB.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KAB. MAGE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KAB. NGAW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KAB. BOJONEGOR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KAB. TUB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KAB. LAMONG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KAB. GRESI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KAB. BANGKAL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KAB. SAMP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KAB. PAMEKAS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KAB. SUMENEP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KOTA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KOTA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KOTA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KOTA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KOTA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KOTA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KOTA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KOTA SURABAYA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KOTA BATU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1">
            <text:p>KAB. PANDEGL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1">
            <text:p>KAB. LEBAK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1">
            <text:p>KAB.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1">
            <text:p>KAB.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1">
            <text:p>KOTA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1">
            <text:p>KOTA CILEGO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1">
            <text:p>KOTA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KOTA TANGERANG SELATA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KAB. JEMBRANA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KAB. TABANAN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KAB. BAD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1">
            <text:p>KAB. GIANY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KAB. KLUNGK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1">
            <text:p>KAB. BANGLI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KAB. KARANGASEM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KAB. BULELE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KOTA DENPAS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1">
            <text:p>KAB. LOMBOK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1">
            <text:p>KAB. LOMBOK TENGAH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1">
            <text:p>KAB. LOMBOK TIMUR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1">
            <text:p>KAB. SUMBAW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1">
            <text:p>KAB. DOMPU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KAB.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1">
            <text:p>KAB. SUMBAWA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1">
            <text:p>KAB. LOMBOK UTAR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1">
            <text:p>KOTA MATARAM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2" table:style-name="ce1">
            <text:p>5272</text:p>
          </table:table-cell>
          <table:table-cell office:value-type="string" table:style-name="ce1">
            <text:p>KOTA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1">
            <text:p>KAB.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1">
            <text:p>KAB TIMOR TENGAH SELATAN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1">
            <text:p>KAB. TIMOR TENGAH UTAR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KAB. BELU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1">
            <text:p>KAB. ALO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KAB. FLORES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1">
            <text:p>KAB. SIK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KAB. ENDE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1">
            <text:p>KAB. NGAD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KAB. MANGGARAI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1">
            <text:p>KAB. SUMBA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1">
            <text:p>KAB. SUMBA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KAB. LEMBAT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1">
            <text:p>KAB. ROTE NDA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KAB. MANGGARAI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6" table:style-name="ce1">
            <text:p>5316</text:p>
          </table:table-cell>
          <table:table-cell office:value-type="string" table:style-name="ce1">
            <text:p>KAB. NAGEKE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1">
            <text:p>KAB. SUMBA TENGAH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KAB. SUMBA BARAT DAY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1">
            <text:p>KAB. MANGGARAI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KAB. SABU RAIJU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KAB. MALA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1">
            <text:p>KOTA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101" table:style-name="ce1">
            <text:p>6101</text:p>
          </table:table-cell>
          <table:table-cell office:value-type="string" table:style-name="ce1">
            <text:p>KAB. SAMBAS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2" table:style-name="ce1">
            <text:p>6102</text:p>
          </table:table-cell>
          <table:table-cell office:value-type="string" table:style-name="ce1">
            <text:p>KAB. MEMPAWAH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3" table:style-name="ce1">
            <text:p>6103</text:p>
          </table:table-cell>
          <table:table-cell office:value-type="string" table:style-name="ce1">
            <text:p>KAB. SANGG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4" table:style-name="ce1">
            <text:p>6104</text:p>
          </table:table-cell>
          <table:table-cell office:value-type="string" table:style-name="ce1">
            <text:p>KAB. KETAP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5" table:style-name="ce1">
            <text:p>6105</text:p>
          </table:table-cell>
          <table:table-cell office:value-type="string" table:style-name="ce1">
            <text:p>KAB. SINT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6" table:style-name="ce1">
            <text:p>6106</text:p>
          </table:table-cell>
          <table:table-cell office:value-type="string" table:style-name="ce1">
            <text:p>KAB. KAPUAS HUL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string" table:style-name="ce1">
            <text:p>KAB. BENGKAY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8" table:style-name="ce1">
            <text:p>6108</text:p>
          </table:table-cell>
          <table:table-cell office:value-type="string" table:style-name="ce1">
            <text:p>KAB. LAND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string" table:style-name="ce1">
            <text:p>KAB. SEKAD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0" table:style-name="ce1">
            <text:p>6110</text:p>
          </table:table-cell>
          <table:table-cell office:value-type="string" table:style-name="ce1">
            <text:p>KAB. MELAWI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string" table:style-name="ce1">
            <text:p>KAB. KAYONG UTAR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string" table:style-name="ce1">
            <text:p>KAB. KUBU RAY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string" table:style-name="ce1">
            <text:p>KOTA PONTIAN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2" table:style-name="ce1">
            <text:p>6172</text:p>
          </table:table-cell>
          <table:table-cell office:value-type="string" table:style-name="ce1">
            <text:p>KOTA SINGKAW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01" table:style-name="ce1">
            <text:p>6201</text:p>
          </table:table-cell>
          <table:table-cell office:value-type="string" table:style-name="ce1">
            <text:p>KAB. KOTAWARINGIN BARAT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2" table:style-name="ce1">
            <text:p>6202</text:p>
          </table:table-cell>
          <table:table-cell office:value-type="string" table:style-name="ce1">
            <text:p>KAB. KOTAWARINGIN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3" table:style-name="ce1">
            <text:p>6203</text:p>
          </table:table-cell>
          <table:table-cell office:value-type="string" table:style-name="ce1">
            <text:p>KAB. KAPU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4" table:style-name="ce1">
            <text:p>6204</text:p>
          </table:table-cell>
          <table:table-cell office:value-type="string" table:style-name="ce1">
            <text:p>KAB. BARITO SELAT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5" table:style-name="ce1">
            <text:p>6205</text:p>
          </table:table-cell>
          <table:table-cell office:value-type="string" table:style-name="ce1">
            <text:p>KAB. BARITO UT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6" table:style-name="ce1">
            <text:p>6206</text:p>
          </table:table-cell>
          <table:table-cell office:value-type="string" table:style-name="ce1">
            <text:p>KAB. KATING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7" table:style-name="ce1">
            <text:p>6207</text:p>
          </table:table-cell>
          <table:table-cell office:value-type="string" table:style-name="ce1">
            <text:p>KAB. SERUY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8" table:style-name="ce1">
            <text:p>6208</text:p>
          </table:table-cell>
          <table:table-cell office:value-type="string" table:style-name="ce1">
            <text:p>KAB. SUKAM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9" table:style-name="ce1">
            <text:p>6209</text:p>
          </table:table-cell>
          <table:table-cell office:value-type="string" table:style-name="ce1">
            <text:p>KAB. LAMAND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0" table:style-name="ce1">
            <text:p>6210</text:p>
          </table:table-cell>
          <table:table-cell office:value-type="string" table:style-name="ce1">
            <text:p>KAB. GUNUNG M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1" table:style-name="ce1">
            <text:p>6211</text:p>
          </table:table-cell>
          <table:table-cell office:value-type="string" table:style-name="ce1">
            <text:p>KAB. PULANG PIS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2" table:style-name="ce1">
            <text:p>6212</text:p>
          </table:table-cell>
          <table:table-cell office:value-type="string" table:style-name="ce1">
            <text:p>KAB. MURUNG 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3" table:style-name="ce1">
            <text:p>6213</text:p>
          </table:table-cell>
          <table:table-cell office:value-type="string" table:style-name="ce1">
            <text:p>KAB. BARITO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71" table:style-name="ce1">
            <text:p>6271</text:p>
          </table:table-cell>
          <table:table-cell office:value-type="string" table:style-name="ce1">
            <text:p>KOTA PALANGKA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301" table:style-name="ce1">
            <text:p>6301</text:p>
          </table:table-cell>
          <table:table-cell office:value-type="string" table:style-name="ce1">
            <text:p>KAB. TANAH LAUT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2" table:style-name="ce1">
            <text:p>6302</text:p>
          </table:table-cell>
          <table:table-cell office:value-type="string" table:style-name="ce1">
            <text:p>KAB. KOTA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3" table:style-name="ce1">
            <text:p>6303</text:p>
          </table:table-cell>
          <table:table-cell office:value-type="string" table:style-name="ce1">
            <text:p>KAB. BANJAR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4" table:style-name="ce1">
            <text:p>6304</text:p>
          </table:table-cell>
          <table:table-cell office:value-type="string" table:style-name="ce1">
            <text:p>KAB. BARITO KUAL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5" table:style-name="ce1">
            <text:p>6305</text:p>
          </table:table-cell>
          <table:table-cell office:value-type="string" table:style-name="ce1">
            <text:p>KAB. TAP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6" table:style-name="ce1">
            <text:p>6306</text:p>
          </table:table-cell>
          <table:table-cell office:value-type="string" table:style-name="ce1">
            <text:p>KAB. HULU SUNGAI SELAT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7" table:style-name="ce1">
            <text:p>6307</text:p>
          </table:table-cell>
          <table:table-cell office:value-type="string" table:style-name="ce1">
            <text:p>KAB. HULU SUNGAI TENGAH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8" table:style-name="ce1">
            <text:p>6308</text:p>
          </table:table-cell>
          <table:table-cell office:value-type="string" table:style-name="ce1">
            <text:p>KAB. HULU SUNGAI UTAR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9" table:style-name="ce1">
            <text:p>6309</text:p>
          </table:table-cell>
          <table:table-cell office:value-type="string" table:style-name="ce1">
            <text:p>KAB. TABALONG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string" table:style-name="ce1">
            <text:p>KAB. TANAH BUMB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1" table:style-name="ce1">
            <text:p>6311</text:p>
          </table:table-cell>
          <table:table-cell office:value-type="string" table:style-name="ce1">
            <text:p>KAB. BALANG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1" table:style-name="ce1">
            <text:p>6371</text:p>
          </table:table-cell>
          <table:table-cell office:value-type="string" table:style-name="ce1">
            <text:p>KOTA BANJARMAS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2" table:style-name="ce1">
            <text:p>6372</text:p>
          </table:table-cell>
          <table:table-cell office:value-type="string" table:style-name="ce1">
            <text:p>KOTA BANJAR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01" table:style-name="ce1">
            <text:p>6401</text:p>
          </table:table-cell>
          <table:table-cell office:value-type="string" table:style-name="ce1">
            <text:p>KAB. PASE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2" table:style-name="ce1">
            <text:p>6402</text:p>
          </table:table-cell>
          <table:table-cell office:value-type="string" table:style-name="ce1">
            <text:p>KAB. KUTAI KARTANEG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3" table:style-name="ce1">
            <text:p>6403</text:p>
          </table:table-cell>
          <table:table-cell office:value-type="string" table:style-name="ce1">
            <text:p>KAB. BERA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7" table:style-name="ce1">
            <text:p>6407</text:p>
          </table:table-cell>
          <table:table-cell office:value-type="string" table:style-name="ce1">
            <text:p>KAB. KUTAI BARAT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8" table:style-name="ce1">
            <text:p>6408</text:p>
          </table:table-cell>
          <table:table-cell office:value-type="string" table:style-name="ce1">
            <text:p>KAB. KUTAI TIMU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string" table:style-name="ce1">
            <text:p>KAB. PENAJAM PASER UT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11" table:style-name="ce1">
            <text:p>6411</text:p>
          </table:table-cell>
          <table:table-cell office:value-type="string" table:style-name="ce1">
            <text:p>KAB. MAHAKAM UL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1" table:style-name="ce1">
            <text:p>6471</text:p>
          </table:table-cell>
          <table:table-cell office:value-type="string" table:style-name="ce1">
            <text:p>KOTA BALIKPAPAN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2" table:style-name="ce1">
            <text:p>6472</text:p>
          </table:table-cell>
          <table:table-cell office:value-type="string" table:style-name="ce1">
            <text:p>KOTA SAMARIND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4" table:style-name="ce1">
            <text:p>6474</text:p>
          </table:table-cell>
          <table:table-cell office:value-type="string" table:style-name="ce1">
            <text:p>KOTA BONTANG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501" table:style-name="ce1">
            <text:p>6501</text:p>
          </table:table-cell>
          <table:table-cell office:value-type="string" table:style-name="ce1">
            <text:p>KAB. BULUNG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2" table:style-name="ce1">
            <text:p>6502</text:p>
          </table:table-cell>
          <table:table-cell office:value-type="string" table:style-name="ce1">
            <text:p>KAB. MALINAU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3" table:style-name="ce1">
            <text:p>6503</text:p>
          </table:table-cell>
          <table:table-cell office:value-type="string" table:style-name="ce1">
            <text:p>KAB. NUNU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4" table:style-name="ce1">
            <text:p>6504</text:p>
          </table:table-cell>
          <table:table-cell office:value-type="string" table:style-name="ce1">
            <text:p>KAB. TANA TIDUNG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71" table:style-name="ce1">
            <text:p>6571</text:p>
          </table:table-cell>
          <table:table-cell office:value-type="string" table:style-name="ce1">
            <text:p>KOTA TARA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101" table:style-name="ce1">
            <text:p>7101</text:p>
          </table:table-cell>
          <table:table-cell office:value-type="string" table:style-name="ce1">
            <text:p>KAB. BOLAANG MONGONDOW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2" table:style-name="ce1">
            <text:p>7102</text:p>
          </table:table-cell>
          <table:table-cell office:value-type="string" table:style-name="ce1">
            <text:p>KAB. MINAHAS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3" table:style-name="ce1">
            <text:p>7103</text:p>
          </table:table-cell>
          <table:table-cell office:value-type="string" table:style-name="ce1">
            <text:p>KAB. KEPULAUAN SANGIHE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4" table:style-name="ce1">
            <text:p>7104</text:p>
          </table:table-cell>
          <table:table-cell office:value-type="string" table:style-name="ce1">
            <text:p>KAB. KEPULAUAN TALAUD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5" table:style-name="ce1">
            <text:p>7105</text:p>
          </table:table-cell>
          <table:table-cell office:value-type="string" table:style-name="ce1">
            <text:p>KAB. MINAHASA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6" table:style-name="ce1">
            <text:p>7106</text:p>
          </table:table-cell>
          <table:table-cell office:value-type="string" table:style-name="ce1">
            <text:p>KAB. MINAHASA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7" table:style-name="ce1">
            <text:p>7107</text:p>
          </table:table-cell>
          <table:table-cell office:value-type="string" table:style-name="ce1">
            <text:p>KAB. MINAHASA TENGG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8" table:style-name="ce1">
            <text:p>7108</text:p>
          </table:table-cell>
          <table:table-cell office:value-type="string" table:style-name="ce1">
            <text:p>KAB. BOLAANG MONGONDOW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9" table:style-name="ce1">
            <text:p>7109</text:p>
          </table:table-cell>
          <table:table-cell office:value-type="string" table:style-name="ce1">
            <text:p>KAB. KEP. SIAU TAGULANDANG BIAR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0" table:style-name="ce1">
            <text:p>7110</text:p>
          </table:table-cell>
          <table:table-cell office:value-type="string" table:style-name="ce1">
            <text:p>KAB. BOLAANG MONGONDOW TIMUR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1" table:style-name="ce1">
            <text:p>7111</text:p>
          </table:table-cell>
          <table:table-cell office:value-type="string" table:style-name="ce1">
            <text:p>KAB. BOLAANG MONGONDOW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1" table:style-name="ce1">
            <text:p>7171</text:p>
          </table:table-cell>
          <table:table-cell office:value-type="string" table:style-name="ce1">
            <text:p>KOTA MANAD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2" table:style-name="ce1">
            <text:p>7172</text:p>
          </table:table-cell>
          <table:table-cell office:value-type="string" table:style-name="ce1">
            <text:p>KOTA BITUNG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3" table:style-name="ce1">
            <text:p>7173</text:p>
          </table:table-cell>
          <table:table-cell office:value-type="string" table:style-name="ce1">
            <text:p>KOTA TOMOHO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4" table:style-name="ce1">
            <text:p>7174</text:p>
          </table:table-cell>
          <table:table-cell office:value-type="string" table:style-name="ce1">
            <text:p>KOTA KOTAMOBAGU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201" table:style-name="ce1">
            <text:p>7201</text:p>
          </table:table-cell>
          <table:table-cell office:value-type="string" table:style-name="ce1">
            <text:p>KAB. BANGGA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2" table:style-name="ce1">
            <text:p>7202</text:p>
          </table:table-cell>
          <table:table-cell office:value-type="string" table:style-name="ce1">
            <text:p>KAB. POSO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3" table:style-name="ce1">
            <text:p>7203</text:p>
          </table:table-cell>
          <table:table-cell office:value-type="string" table:style-name="ce1">
            <text:p>KAB. DONGGAL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4" table:style-name="ce1">
            <text:p>7204</text:p>
          </table:table-cell>
          <table:table-cell office:value-type="string" table:style-name="ce1">
            <text:p>KAB. TOLI TO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5" table:style-name="ce1">
            <text:p>7205</text:p>
          </table:table-cell>
          <table:table-cell office:value-type="string" table:style-name="ce1">
            <text:p>KAB. BUOL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6" table:style-name="ce1">
            <text:p>7206</text:p>
          </table:table-cell>
          <table:table-cell office:value-type="string" table:style-name="ce1">
            <text:p>KAB. MOROWA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7" table:style-name="ce1">
            <text:p>7207</text:p>
          </table:table-cell>
          <table:table-cell office:value-type="string" table:style-name="ce1">
            <text:p>KAB. BANGGAI KEPULAUAN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8" table:style-name="ce1">
            <text:p>7208</text:p>
          </table:table-cell>
          <table:table-cell office:value-type="string" table:style-name="ce1">
            <text:p>KAB. PARIGI MOUTONG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9" table:style-name="ce1">
            <text:p>7209</text:p>
          </table:table-cell>
          <table:table-cell office:value-type="string" table:style-name="ce1">
            <text:p>KAB. TOJO UNA UN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0" table:style-name="ce1">
            <text:p>7210</text:p>
          </table:table-cell>
          <table:table-cell office:value-type="string" table:style-name="ce1">
            <text:p>KAB. SIG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1" table:style-name="ce1">
            <text:p>7211</text:p>
          </table:table-cell>
          <table:table-cell office:value-type="string" table:style-name="ce1">
            <text:p>KAB. BANGGAI LAUT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2" table:style-name="ce1">
            <text:p>7212</text:p>
          </table:table-cell>
          <table:table-cell office:value-type="string" table:style-name="ce1">
            <text:p>KAB. MOROWALI UTAR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71" table:style-name="ce1">
            <text:p>7271</text:p>
          </table:table-cell>
          <table:table-cell office:value-type="string" table:style-name="ce1">
            <text:p>KOTA PALU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01" table:style-name="ce1">
            <text:p>7301</text:p>
          </table:table-cell>
          <table:table-cell office:value-type="string" table:style-name="ce1">
            <text:p>KAB. KEPULAUAN SELAY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2" table:style-name="ce1">
            <text:p>7302</text:p>
          </table:table-cell>
          <table:table-cell office:value-type="string" table:style-name="ce1">
            <text:p>KAB. BULUKUMB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3" table:style-name="ce1">
            <text:p>7303</text:p>
          </table:table-cell>
          <table:table-cell office:value-type="string" table:style-name="ce1">
            <text:p>KAB. BANTA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4" table:style-name="ce1">
            <text:p>7304</text:p>
          </table:table-cell>
          <table:table-cell office:value-type="string" table:style-name="ce1">
            <text:p>KAB. JENEPONT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5" table:style-name="ce1">
            <text:p>7305</text:p>
          </table:table-cell>
          <table:table-cell office:value-type="string" table:style-name="ce1">
            <text:p>KAB. TAKAL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6" table:style-name="ce1">
            <text:p>7306</text:p>
          </table:table-cell>
          <table:table-cell office:value-type="string" table:style-name="ce1">
            <text:p>KAB. GOW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7" table:style-name="ce1">
            <text:p>7307</text:p>
          </table:table-cell>
          <table:table-cell office:value-type="string" table:style-name="ce1">
            <text:p>KAB. SINJAI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8" table:style-name="ce1">
            <text:p>7308</text:p>
          </table:table-cell>
          <table:table-cell office:value-type="string" table:style-name="ce1">
            <text:p>KAB. BON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9" table:style-name="ce1">
            <text:p>7309</text:p>
          </table:table-cell>
          <table:table-cell office:value-type="string" table:style-name="ce1">
            <text:p>KAB. MAROS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0" table:style-name="ce1">
            <text:p>7310</text:p>
          </table:table-cell>
          <table:table-cell office:value-type="string" table:style-name="ce1">
            <text:p>KAB. PANGKAJENE KEPULAUAN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1" table:style-name="ce1">
            <text:p>7311</text:p>
          </table:table-cell>
          <table:table-cell office:value-type="string" table:style-name="ce1">
            <text:p>KAB. BARR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2" table:style-name="ce1">
            <text:p>7312</text:p>
          </table:table-cell>
          <table:table-cell office:value-type="string" table:style-name="ce1">
            <text:p>KAB. SOPP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3" table:style-name="ce1">
            <text:p>7313</text:p>
          </table:table-cell>
          <table:table-cell office:value-type="string" table:style-name="ce1">
            <text:p>KAB. WAJ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4" table:style-name="ce1">
            <text:p>7314</text:p>
          </table:table-cell>
          <table:table-cell office:value-type="string" table:style-name="ce1">
            <text:p>KAB. SIDENRENG RAPP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5" table:style-name="ce1">
            <text:p>7315</text:p>
          </table:table-cell>
          <table:table-cell office:value-type="string" table:style-name="ce1">
            <text:p>KAB. PINR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6" table:style-name="ce1">
            <text:p>7316</text:p>
          </table:table-cell>
          <table:table-cell office:value-type="string" table:style-name="ce1">
            <text:p>KAB. ENREK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7" table:style-name="ce1">
            <text:p>7317</text:p>
          </table:table-cell>
          <table:table-cell office:value-type="string" table:style-name="ce1">
            <text:p>KAB. LUW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8" table:style-name="ce1">
            <text:p>7318</text:p>
          </table:table-cell>
          <table:table-cell office:value-type="string" table:style-name="ce1">
            <text:p>KAB. TANA TORAJ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2" table:style-name="ce1">
            <text:p>7322</text:p>
          </table:table-cell>
          <table:table-cell office:value-type="string" table:style-name="ce1">
            <text:p>KAB. LUWU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4" table:style-name="ce1">
            <text:p>7324</text:p>
          </table:table-cell>
          <table:table-cell office:value-type="string" table:style-name="ce1">
            <text:p>KAB. LUWU TIMU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6" table:style-name="ce1">
            <text:p>7326</text:p>
          </table:table-cell>
          <table:table-cell office:value-type="string" table:style-name="ce1">
            <text:p>KAB. TORAJA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1" table:style-name="ce1">
            <text:p>7371</text:p>
          </table:table-cell>
          <table:table-cell office:value-type="string" table:style-name="ce1">
            <text:p>KOTA MAKASS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2" table:style-name="ce1">
            <text:p>7372</text:p>
          </table:table-cell>
          <table:table-cell office:value-type="string" table:style-name="ce1">
            <text:p>KOTA PARE PAR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3" table:style-name="ce1">
            <text:p>7373</text:p>
          </table:table-cell>
          <table:table-cell office:value-type="string" table:style-name="ce1">
            <text:p>KOTA PALOP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401" table:style-name="ce1">
            <text:p>7401</text:p>
          </table:table-cell>
          <table:table-cell office:value-type="string" table:style-name="ce1">
            <text:p>KAB. KOLAK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2" table:style-name="ce1">
            <text:p>7402</text:p>
          </table:table-cell>
          <table:table-cell office:value-type="string" table:style-name="ce1">
            <text:p>KAB. KONAWE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3" table:style-name="ce1">
            <text:p>7403</text:p>
          </table:table-cell>
          <table:table-cell office:value-type="string" table:style-name="ce1">
            <text:p>KAB. MU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4" table:style-name="ce1">
            <text:p>7404</text:p>
          </table:table-cell>
          <table:table-cell office:value-type="string" table:style-name="ce1">
            <text:p>KAB. BUTO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5" table:style-name="ce1">
            <text:p>7405</text:p>
          </table:table-cell>
          <table:table-cell office:value-type="string" table:style-name="ce1">
            <text:p>KAB. KONAWE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6" table:style-name="ce1">
            <text:p>7406</text:p>
          </table:table-cell>
          <table:table-cell office:value-type="string" table:style-name="ce1">
            <text:p>KAB. BOMBA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7" table:style-name="ce1">
            <text:p>7407</text:p>
          </table:table-cell>
          <table:table-cell office:value-type="string" table:style-name="ce1">
            <text:p>KAB. WAKATOB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8" table:style-name="ce1">
            <text:p>7408</text:p>
          </table:table-cell>
          <table:table-cell office:value-type="string" table:style-name="ce1">
            <text:p>KAB. KOLAKA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9" table:style-name="ce1">
            <text:p>7409</text:p>
          </table:table-cell>
          <table:table-cell office:value-type="string" table:style-name="ce1">
            <text:p>KAB. KONAWE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0" table:style-name="ce1">
            <text:p>7410</text:p>
          </table:table-cell>
          <table:table-cell office:value-type="string" table:style-name="ce1">
            <text:p>KAB. BUTON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1" table:style-name="ce1">
            <text:p>7411</text:p>
          </table:table-cell>
          <table:table-cell office:value-type="string" table:style-name="ce1">
            <text:p>KAB. KOLAKA TIMUR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2" table:style-name="ce1">
            <text:p>7412</text:p>
          </table:table-cell>
          <table:table-cell office:value-type="string" table:style-name="ce1">
            <text:p>KAB. KONAWE KEPULAU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3" table:style-name="ce1">
            <text:p>7413</text:p>
          </table:table-cell>
          <table:table-cell office:value-type="string" table:style-name="ce1">
            <text:p>KAB. MUNA BARAT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4" table:style-name="ce1">
            <text:p>7414</text:p>
          </table:table-cell>
          <table:table-cell office:value-type="string" table:style-name="ce1">
            <text:p>KAB. BUTON TENGAH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5" table:style-name="ce1">
            <text:p>7415</text:p>
          </table:table-cell>
          <table:table-cell office:value-type="string" table:style-name="ce1">
            <text:p>KAB. BUTON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1" table:style-name="ce1">
            <text:p>7471</text:p>
          </table:table-cell>
          <table:table-cell office:value-type="string" table:style-name="ce1">
            <text:p>KOTA KENDAR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2" table:style-name="ce1">
            <text:p>7472</text:p>
          </table:table-cell>
          <table:table-cell office:value-type="string" table:style-name="ce1">
            <text:p>KOTA BAU BAU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501" table:style-name="ce1">
            <text:p>7501</text:p>
          </table:table-cell>
          <table:table-cell office:value-type="string" table:style-name="ce1">
            <text:p>KAB.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2" table:style-name="ce1">
            <text:p>7502</text:p>
          </table:table-cell>
          <table:table-cell office:value-type="string" table:style-name="ce1">
            <text:p>KAB. BOALEM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3" table:style-name="ce1">
            <text:p>7503</text:p>
          </table:table-cell>
          <table:table-cell office:value-type="string" table:style-name="ce1">
            <text:p>KAB. BONE BOLANG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4" table:style-name="ce1">
            <text:p>7504</text:p>
          </table:table-cell>
          <table:table-cell office:value-type="string" table:style-name="ce1">
            <text:p>KAB. PAHUWAT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5" table:style-name="ce1">
            <text:p>7505</text:p>
          </table:table-cell>
          <table:table-cell office:value-type="string" table:style-name="ce1">
            <text:p>KAB. GORONTALO UTARA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71" table:style-name="ce1">
            <text:p>7571</text:p>
          </table:table-cell>
          <table:table-cell office:value-type="string" table:style-name="ce1">
            <text:p>KOTA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01" table:style-name="ce1">
            <text:p>7601</text:p>
          </table:table-cell>
          <table:table-cell office:value-type="string" table:style-name="ce1">
            <text:p>KAB. PASANGKAY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2" table:style-name="ce1">
            <text:p>7602</text:p>
          </table:table-cell>
          <table:table-cell office:value-type="string" table:style-name="ce1">
            <text:p>KAB. MAMUJ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3" table:style-name="ce1">
            <text:p>7603</text:p>
          </table:table-cell>
          <table:table-cell office:value-type="string" table:style-name="ce1">
            <text:p>KAB. MAMASA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4" table:style-name="ce1">
            <text:p>7604</text:p>
          </table:table-cell>
          <table:table-cell office:value-type="string" table:style-name="ce1">
            <text:p>KAB. POLEWALI MANDAR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5" table:style-name="ce1">
            <text:p>7605</text:p>
          </table:table-cell>
          <table:table-cell office:value-type="string" table:style-name="ce1">
            <text:p>KAB. MAJENE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6" table:style-name="ce1">
            <text:p>7606</text:p>
          </table:table-cell>
          <table:table-cell office:value-type="string" table:style-name="ce1">
            <text:p>KAB. MAMUJU TENGAH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101" table:style-name="ce1">
            <text:p>8101</text:p>
          </table:table-cell>
          <table:table-cell office:value-type="string" table:style-name="ce1">
            <text:p>KAB. MALUKU TENGAH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2" table:style-name="ce1">
            <text:p>8102</text:p>
          </table:table-cell>
          <table:table-cell office:value-type="string" table:style-name="ce1">
            <text:p>KAB. MALUKU TENGGAR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3" table:style-name="ce1">
            <text:p>8103</text:p>
          </table:table-cell>
          <table:table-cell office:value-type="string" table:style-name="ce1">
            <text:p>KAB. KEPULAUAN TANIMBA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4" table:style-name="ce1">
            <text:p>8104</text:p>
          </table:table-cell>
          <table:table-cell office:value-type="string" table:style-name="ce1">
            <text:p>KAB. BU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5" table:style-name="ce1">
            <text:p>8105</text:p>
          </table:table-cell>
          <table:table-cell office:value-type="string" table:style-name="ce1">
            <text:p>KAB. SERAM BAGIAN TIMU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6" table:style-name="ce1">
            <text:p>8106</text:p>
          </table:table-cell>
          <table:table-cell office:value-type="string" table:style-name="ce1">
            <text:p>KAB. SERAM BAGIAN BARAT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7" table:style-name="ce1">
            <text:p>8107</text:p>
          </table:table-cell>
          <table:table-cell office:value-type="string" table:style-name="ce1">
            <text:p>KAB. KEPULAUAN A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8" table:style-name="ce1">
            <text:p>8108</text:p>
          </table:table-cell>
          <table:table-cell office:value-type="string" table:style-name="ce1">
            <text:p>KAB. MALUKU BARAT DAY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KAB. BURU SELATA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1" table:style-name="ce1">
            <text:p>8171</text:p>
          </table:table-cell>
          <table:table-cell office:value-type="string" table:style-name="ce1">
            <text:p>KOTA AMBO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2" table:style-name="ce1">
            <text:p>8172</text:p>
          </table:table-cell>
          <table:table-cell office:value-type="string" table:style-name="ce1">
            <text:p>KOTA TUAL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201" table:style-name="ce1">
            <text:p>8201</text:p>
          </table:table-cell>
          <table:table-cell office:value-type="string" table:style-name="ce1">
            <text:p>KAB. HALMAHERA BARAT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2" table:style-name="ce1">
            <text:p>8202</text:p>
          </table:table-cell>
          <table:table-cell office:value-type="string" table:style-name="ce1">
            <text:p>KAB. HALMAHERA TENGAH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3" table:style-name="ce1">
            <text:p>8203</text:p>
          </table:table-cell>
          <table:table-cell office:value-type="string" table:style-name="ce1">
            <text:p>KAB. HALMAHERA UTAR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4" table:style-name="ce1">
            <text:p>8204</text:p>
          </table:table-cell>
          <table:table-cell office:value-type="string" table:style-name="ce1">
            <text:p>KAB. HALMAHERA SELAT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5" table:style-name="ce1">
            <text:p>8205</text:p>
          </table:table-cell>
          <table:table-cell office:value-type="string" table:style-name="ce1">
            <text:p>KAB. KEPULAUAN SUL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KAB. HALMAHERA TIMUR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7" table:style-name="ce1">
            <text:p>8207</text:p>
          </table:table-cell>
          <table:table-cell office:value-type="string" table:style-name="ce1">
            <text:p>KAB. PULAU MOROTAI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string" table:style-name="ce1">
            <text:p>KAB. PULAU TALIABU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1" table:style-name="ce1">
            <text:p>8271</text:p>
          </table:table-cell>
          <table:table-cell office:value-type="string" table:style-name="ce1">
            <text:p>KOTA TERNATE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2" table:style-name="ce1">
            <text:p>8272</text:p>
          </table:table-cell>
          <table:table-cell office:value-type="string" table:style-name="ce1">
            <text:p>KOTA TIDORE KEPULAU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101" table:style-name="ce1">
            <text:p>9101</text:p>
          </table:table-cell>
          <table:table-cell office:value-type="string" table:style-name="ce1">
            <text:p>KAB. MERAUK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2" table:style-name="ce1">
            <text:p>9102</text:p>
          </table:table-cell>
          <table:table-cell office:value-type="string" table:style-name="ce1">
            <text:p>KAB. JAYAWI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3" table:style-name="ce1">
            <text:p>9103</text:p>
          </table:table-cell>
          <table:table-cell office:value-type="string" table:style-name="ce1">
            <text:p>KAB.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4" table:style-name="ce1">
            <text:p>9104</text:p>
          </table:table-cell>
          <table:table-cell office:value-type="string" table:style-name="ce1">
            <text:p>KAB. NABIR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5" table:style-name="ce1">
            <text:p>9105</text:p>
          </table:table-cell>
          <table:table-cell office:value-type="string" table:style-name="ce1">
            <text:p>KAB. KEPULAUAN YA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6" table:style-name="ce1">
            <text:p>9106</text:p>
          </table:table-cell>
          <table:table-cell office:value-type="string" table:style-name="ce1">
            <text:p>KAB. BIAK NUMFOR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7" table:style-name="ce1">
            <text:p>9107</text:p>
          </table:table-cell>
          <table:table-cell office:value-type="string" table:style-name="ce1">
            <text:p>KAB. PUNCAK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8" table:style-name="ce1">
            <text:p>9108</text:p>
          </table:table-cell>
          <table:table-cell office:value-type="string" table:style-name="ce1">
            <text:p>KAB. PANI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9" table:style-name="ce1">
            <text:p>9109</text:p>
          </table:table-cell>
          <table:table-cell office:value-type="string" table:style-name="ce1">
            <text:p>KAB. MIMIK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0" table:style-name="ce1">
            <text:p>9110</text:p>
          </table:table-cell>
          <table:table-cell office:value-type="string" table:style-name="ce1">
            <text:p>KAB. SARM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1" table:style-name="ce1">
            <text:p>9111</text:p>
          </table:table-cell>
          <table:table-cell office:value-type="string" table:style-name="ce1">
            <text:p>KAB. KEEROM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2" table:style-name="ce1">
            <text:p>9112</text:p>
          </table:table-cell>
          <table:table-cell office:value-type="string" table:style-name="ce1">
            <text:p>KAB. PEGUNUNGAN BINTANG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3" table:style-name="ce1">
            <text:p>9113</text:p>
          </table:table-cell>
          <table:table-cell office:value-type="string" table:style-name="ce1">
            <text:p>KAB. YAHUK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4" table:style-name="ce1">
            <text:p>9114</text:p>
          </table:table-cell>
          <table:table-cell office:value-type="string" table:style-name="ce1">
            <text:p>KAB. TOLIKA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5" table:style-name="ce1">
            <text:p>9115</text:p>
          </table:table-cell>
          <table:table-cell office:value-type="string" table:style-name="ce1">
            <text:p>KAB. WARO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6" table:style-name="ce1">
            <text:p>9116</text:p>
          </table:table-cell>
          <table:table-cell office:value-type="string" table:style-name="ce1">
            <text:p>KAB. BOVEN DIGOEL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7" table:style-name="ce1">
            <text:p>9117</text:p>
          </table:table-cell>
          <table:table-cell office:value-type="string" table:style-name="ce1">
            <text:p>KAB. MAPP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8" table:style-name="ce1">
            <text:p>9118</text:p>
          </table:table-cell>
          <table:table-cell office:value-type="string" table:style-name="ce1">
            <text:p>KAB. ASMAT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9" table:style-name="ce1">
            <text:p>9119</text:p>
          </table:table-cell>
          <table:table-cell office:value-type="string" table:style-name="ce1">
            <text:p>KAB. SUPIOR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0" table:style-name="ce1">
            <text:p>9120</text:p>
          </table:table-cell>
          <table:table-cell office:value-type="string" table:style-name="ce1">
            <text:p>KAB. MAMBERAMO R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1" table:style-name="ce1">
            <text:p>9121</text:p>
          </table:table-cell>
          <table:table-cell office:value-type="string" table:style-name="ce1">
            <text:p>KAB. MAMBERAMO TENGAH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2" table:style-name="ce1">
            <text:p>9122</text:p>
          </table:table-cell>
          <table:table-cell office:value-type="string" table:style-name="ce1">
            <text:p>KAB. YAL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3" table:style-name="ce1">
            <text:p>9123</text:p>
          </table:table-cell>
          <table:table-cell office:value-type="string" table:style-name="ce1">
            <text:p>KAB. LANNY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4" table:style-name="ce1">
            <text:p>9124</text:p>
          </table:table-cell>
          <table:table-cell office:value-type="string" table:style-name="ce1">
            <text:p>KAB. NDUG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5" table:style-name="ce1">
            <text:p>9125</text:p>
          </table:table-cell>
          <table:table-cell office:value-type="string" table:style-name="ce1">
            <text:p>KAB. PUNCAK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6" table:style-name="ce1">
            <text:p>9126</text:p>
          </table:table-cell>
          <table:table-cell office:value-type="string" table:style-name="ce1">
            <text:p>KAB. DOG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7" table:style-name="ce1">
            <text:p>9127</text:p>
          </table:table-cell>
          <table:table-cell office:value-type="string" table:style-name="ce1">
            <text:p>KAB. INTAN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8" table:style-name="ce1">
            <text:p>9128</text:p>
          </table:table-cell>
          <table:table-cell office:value-type="string" table:style-name="ce1">
            <text:p>KAB. DE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71" table:style-name="ce1">
            <text:p>9171</text:p>
          </table:table-cell>
          <table:table-cell office:value-type="string" table:style-name="ce1">
            <text:p>KOTA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201" table:style-name="ce1">
            <text:p>9201</text:p>
          </table:table-cell>
          <table:table-cell office:value-type="string" table:style-name="ce1">
            <text:p>KAB.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2" table:style-name="ce1">
            <text:p>9202</text:p>
          </table:table-cell>
          <table:table-cell office:value-type="string" table:style-name="ce1">
            <text:p>KAB. MANOKWAR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3" table:style-name="ce1">
            <text:p>9203</text:p>
          </table:table-cell>
          <table:table-cell office:value-type="string" table:style-name="ce1">
            <text:p>KAB. FAK 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4" table:style-name="ce1">
            <text:p>9204</text:p>
          </table:table-cell>
          <table:table-cell office:value-type="string" table:style-name="ce1">
            <text:p>KAB. SORONG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5" table:style-name="ce1">
            <text:p>9205</text:p>
          </table:table-cell>
          <table:table-cell office:value-type="string" table:style-name="ce1">
            <text:p>KAB. RAJA AMP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6" table:style-name="ce1">
            <text:p>9206</text:p>
          </table:table-cell>
          <table:table-cell office:value-type="string" table:style-name="ce1">
            <text:p>KAB. TELUK BINTUN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7" table:style-name="ce1">
            <text:p>9207</text:p>
          </table:table-cell>
          <table:table-cell office:value-type="string" table:style-name="ce1">
            <text:p>KAB. TELUK WONDAM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8" table:style-name="ce1">
            <text:p>9208</text:p>
          </table:table-cell>
          <table:table-cell office:value-type="string" table:style-name="ce1">
            <text:p>KAB. KAIMAN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9" table:style-name="ce1">
            <text:p>9209</text:p>
          </table:table-cell>
          <table:table-cell office:value-type="string" table:style-name="ce1">
            <text:p>KAB. TAMBRAUW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0" table:style-name="ce1">
            <text:p>9210</text:p>
          </table:table-cell>
          <table:table-cell office:value-type="string" table:style-name="ce1">
            <text:p>KAB. MAYBR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1" table:style-name="ce1">
            <text:p>9211</text:p>
          </table:table-cell>
          <table:table-cell office:value-type="string" table:style-name="ce1">
            <text:p>KAB. MANOKWARI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2" table:style-name="ce1">
            <text:p>9212</text:p>
          </table:table-cell>
          <table:table-cell office:value-type="string" table:style-name="ce1">
            <text:p>KAB. PEGUNUNGAN AR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71" table:style-name="ce1">
            <text:p>9271</text:p>
          </table:table-cell>
          <table:table-cell office:value-type="string" table:style-name="ce1">
            <text:p>KOTA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number-rows-repeated="1048061" table:style-name="ro1">
          <table:table-cell table:number-columns-repeated="16384"/>
        </table:table-row>
      </table:table>
      <table:table table:name="jabatan" table:style-name="ta1">
        <table:table-column table:style-name="co1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BY SITTE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NGUN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E TAKE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SHI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LEANE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LEANING SERVICE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ASA UMUM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BERSIHA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EDAI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PERATOR SCAMMING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BRIK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ERAWA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ERKEBUNA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LRT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CAMMER ONLIN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TAFF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AFF HOTE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UPIR PRIBADI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KNISI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HERAPIST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INNYA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masalah" table:style-name="ta2"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Kecelakaan Kerj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Sakit Akibat Kerj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Sakit Bawa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Penganiaya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Pekerjaan Tidak Sesuai PK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Tidak Mampu Bekerj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Gaji Tidak Dibaya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Dokumen Tidak Lengkap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">
            <text:p>Majikan Bermasalah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">
            <text:p>Komunikasi Tidak Lancar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">
            <text:p>Majikan Meningg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4">
            <text:p>PHK Sepihak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">
            <text:p>Pelecehan Seksual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4">
            <text:p>Hamil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4">
            <text:p>Membawa Anak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4">
            <text:p>Bermasalah lainny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4">
            <text:p>Deportasi/WNIO/AMNEST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4">
            <text:p>TPPO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5">
            <text:p>Meninggal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5">
            <text:p>Pelayanan Informasi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kepulangan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6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6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6">
            <text:p>Dirujuk RS Polr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ulang Mandiri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6">
            <text:p>Jemput Keluarg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6">
            <text:p>Jemput Pihak Lai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7">
            <text:p>BP3MI Banten Dara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">
            <text:p>BP3MI Banten Udara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cargo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7">
            <text:p>BP3MI Bante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ntar_are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_area</text:p>
          </table:table-cell>
          <table:table-cell office:value-type="string" table:style-name="ce1">
            <text:p>to_are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area_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layan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rea_kepulangan" table:style-name="ta1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layanan_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grou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layanan_masalah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masala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number-rows-repeated="1048528" table:style-name="ro1">
          <table:table-cell table:number-columns-repeated="16384"/>
        </table:table-row>
      </table:table>
      <table:table table:name="layanan_kepulangan" table:style-name="ta1">
        <table:table-column table:style-name="co2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layanan_car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cargo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lamat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judul</text:p>
          </table:table-cell>
          <table:table-cell office:value-type="string" table:style-name="ce1">
            <text:p>lokasi</text:p>
          </table:table-cell>
          <table:table-cell office:value-type="string" table:style-name="ce1">
            <text:p>utam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umah Ramah PMI</text:p>
          </table:table-cell>
          <table:table-cell office:value-type="string" table:style-name="ce1">
            <text:p>Aeroland Residence Blok R3 No. 5 dan 6 Kel. Jurumundi, Kec. Benda, Kota Tangerang, Bante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perusaha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no_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I SURYA MANDIRI</text:p>
          </table:table-cell>
          <table:table-cell office:value-type="string" table:style-name="ce1">
            <text:p>Jl. Darussalam Selatan No. 144, Kota Tangerang</text:p>
          </table:table-cell>
          <table:table-cell table:style-name="ce1"/>
          <table:table-cell office:value-type="string" table:style-name="ce1">
            <text:p>081218128653</text:p>
          </table:table-cell>
          <table:table-cell office:value-type="string" table:style-name="ce1">
            <text:p>Tn.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cf5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Muhammad Dede Nuraen</meta:initial-creator>
    <dc:creator>Muhammad Dede Nuraen</dc:creator>
    <meta:creation-date>2023-04-08T11:01:05Z</meta:creation-date>
    <dc:date>2023-06-03T08:06:03Z</dc:date>
  </office:meta>
</office:document-meta>
</file>